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from selenium import webdriver</text:span></text:p>
      <text:p text:style-name="P1"><text:span text:style-name="T2"/></text:p>
      <text:p text:style-name="P1"><text:span text:style-name="T2"/></text:p>
      <text:p text:style-name="P1"><text:span text:style-name="T3">driver = webdriver.Chrome('/home/saket/Downloads/chromedriver') </text:span></text:p>
      <text:p text:style-name="P1"><text:span text:style-name="T3">driver.get('https://web.whatsapp.com/')</text:span></text:p>
      <text:p text:style-name="P1"><text:span text:style-name="T4"/></text:p>
      <text:p text:style-name="P1"><text:span text:style-name="T4"/></text:p>
      <text:p text:style-name="P1"><text:span text:style-name="T5">name = input('Enter the name of user or group : ')</text:span></text:p>
      <text:p text:style-name="P1"><text:span text:style-name="T5">msg = input('Enter your message : ')</text:span></text:p>
      <text:p text:style-name="P1"><text:span text:style-name="T5">count = int(input('Enter the count : '))</text:span></text:p>
      <text:p text:style-name="P1"><text:span text:style-name="T6"/></text:p>
      <text:p text:style-name="P1"><text:span text:style-name="T6"/></text:p>
      <text:p text:style-name="P1"><text:span text:style-name="T7">input('Enter anything after scanning QR code')</text:span></text:p>
      <text:p text:style-name="P1"><text:span text:style-name="T8"/></text:p>
      <text:p text:style-name="P1"><text:span text:style-name="T8"/></text:p>
      <text:p text:style-name="P1"><text:span text:style-name="T9">driver.find_element_by_xpath('//span[@title= "{}"]'.format(name)).click()</text:span></text:p>
      <text:p text:style-name="P1"><text:span text:style-name="T9">msg_box = driver.find_element_by_class_name('_2WovP')</text:span></text:p>
      <text:p text:style-name="P1"><text:span text:style-name="T9">for i in range(count):</text:span></text:p>
      <text:p text:style-name="P1"><text:span text:style-name="T9"><text:s text:c="4"/>msg_box.send_keys(msg)</text:span></text:p>
      <text:p text:style-name="P1"><text:span text:style-name="T9"><text:s text:c="4"/>button = driver.find_element_by_class_name('_35EW6')</text:span></text:p>
      <text:p text:style-name="P1"><text:span text:style-name="T9"><text:s text:c="4"/>button.click(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